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2" svg:font-family="'Arial Unicode MS'" style:font-pitch="variable"/>
    <style:font-face style:name="ヒラギノ角ゴシック" svg:font-family="ヒラギノ角ゴシック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1" svg:font-family="ヒラギノ角ゴシック" style:font-family-generic="system" style:font-pitch="variable"/>
  </office:font-face-decls>
  <office:automatic-styles>
    <style:style style:name="表1" style:family="table">
      <style:table-properties style:width="19.001cm" table:align="margins"/>
    </style:style>
    <style:style style:name="表1.A" style:family="table-column">
      <style:table-column-properties style:column-width="5.6cm" style:rel-column-width="3175*"/>
    </style:style>
    <style:style style:name="表1.B" style:family="table-column">
      <style:table-column-properties style:column-width="2.9cm" style:rel-column-width="1644*"/>
    </style:style>
    <style:style style:name="表1.D" style:family="table-column">
      <style:table-column-properties style:column-width="3.799cm" style:rel-column-width="2154*"/>
    </style:style>
    <style:style style:name="表1.E" style:family="table-column">
      <style:table-column-properties style:column-width="3.801cm" style:rel-column-width="215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E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1.6" style:family="table-row">
      <style:table-row-properties style:min-row-height="1.002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a22e3" style:font-size-asian="14pt" style:font-size-complex="14pt"/>
    </style:style>
    <style:style style:name="P3" style:family="paragraph" style:parent-style-name="Standard">
      <style:text-properties fo:font-size="14pt" officeooo:rsid="000a22e3" officeooo:paragraph-rsid="000a22e3" style:font-size-asian="14pt" style:font-size-complex="14pt"/>
    </style:style>
    <style:style style:name="P4" style:family="paragraph" style:parent-style-name="Standard">
      <style:text-properties fo:font-size="14pt" officeooo:rsid="000a22e3" officeooo:paragraph-rsid="000f4ba6" style:font-size-asian="14pt" style:font-size-complex="14pt"/>
    </style:style>
    <style:style style:name="P5" style:family="paragraph" style:parent-style-name="Standard">
      <style:text-properties fo:font-size="14pt" officeooo:paragraph-rsid="000b9f7c" style:font-size-asian="14pt" style:font-size-complex="14pt"/>
    </style:style>
    <style:style style:name="P6" style:family="paragraph" style:parent-style-name="Standard">
      <style:text-properties fo:font-size="14pt" officeooo:rsid="000b9f7c" officeooo:paragraph-rsid="000b9f7c" style:font-size-asian="14pt" style:font-size-complex="14pt"/>
    </style:style>
    <style:style style:name="P7" style:family="paragraph" style:parent-style-name="Standard">
      <style:text-properties fo:font-size="14pt" officeooo:rsid="000d0817" officeooo:paragraph-rsid="000d0817" style:font-size-asian="14pt" style:font-size-complex="14pt"/>
    </style:style>
    <style:style style:name="P8" style:family="paragraph" style:parent-style-name="Standard">
      <style:text-properties fo:font-size="14pt" fo:font-weight="bold" officeooo:paragraph-rsid="000a22e3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officeooo:rsid="000a22e3" officeooo:paragraph-rsid="000a22e3" style:font-size-asian="14pt" style:font-size-complex="14pt"/>
    </style:style>
    <style:style style:name="P11" style:family="paragraph" style:parent-style-name="Table_20_Contents">
      <style:text-properties fo:font-size="14pt" officeooo:rsid="000b20e8" officeooo:paragraph-rsid="000b20e8" style:font-size-asian="14pt" style:font-size-complex="14pt"/>
    </style:style>
    <style:style style:name="P12" style:family="paragraph" style:parent-style-name="Table_20_Contents">
      <style:text-properties fo:font-size="14pt" officeooo:rsid="000b9f7c" officeooo:paragraph-rsid="000b9f7c" style:font-size-asian="14pt" style:font-size-complex="14pt"/>
    </style:style>
    <style:style style:name="P13" style:family="paragraph" style:parent-style-name="Table_20_Contents">
      <style:text-properties fo:font-size="14pt" officeooo:rsid="0013115a" officeooo:paragraph-rsid="0013115a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text-properties style:font-name="F" fo:font-size="12pt" style:font-size-complex="14pt"/>
    </style:style>
    <style:style style:name="P16" style:family="paragraph">
      <style:paragraph-properties style:writing-mode="lr-tb"/>
      <style:text-properties fo:font-size="12pt"/>
    </style:style>
    <style:style style:name="P17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officeooo:rsid="0009d044"/>
    </style:style>
    <style:style style:name="T2" style:family="text">
      <style:text-properties officeooo:rsid="000a22e3"/>
    </style:style>
    <style:style style:name="T3" style:family="text">
      <style:text-properties officeooo:rsid="000b20e8"/>
    </style:style>
    <style:style style:name="T4" style:family="text">
      <style:text-properties officeooo:rsid="000b9f7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0b9f7c"/>
    </style:style>
    <style:style style:name="T7" style:family="text">
      <style:text-properties fo:color="#c9211e" loext:opacity="100%" officeooo:rsid="000f4ba6"/>
    </style:style>
    <style:style style:name="T8" style:family="text">
      <style:text-properties officeooo:rsid="000f4ba6"/>
    </style:style>
    <style:style style:name="T9" style:family="text">
      <style:text-properties style:font-name="F" fo:font-size="14pt" style:font-size-complex="14pt"/>
    </style:style>
    <style:style style:name="T10" style:family="text">
      <style:text-properties style:font-name="F" fo:font-size="12pt" style:font-size-asian="14pt" style:font-size-complex="14pt"/>
    </style:style>
    <style:style style:name="T11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633cm" fo:min-width="3.9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26cm" fo:min-width="3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594cm" fo:min-width="3.3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568cm" fo:min-width="6.3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53cm" fo:min-width="4.1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485cm" fo:min-width="3.6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543cm" fo:min-width="6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573cm" fo:min-width="6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547cm" fo:min-width="4.3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603cm" fo:min-width="3.6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66cm" fo:min-width="3.7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73cm" fo:min-width="6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669cm" fo:min-width="4.1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827cm" fo:min-width="6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ページ目</text:span><text:span text:style-name="T4">(タグ1？)</text:span></text:p>
      <text:p text:style-name="P2"/>
      <text:p text:style-name="P8">名称　聖明王院道具一括注文</text:p>
      <text:p text:style-name="P1"><draw:custom-shape text:anchor-type="paragraph" draw:z-index="1" draw:name="シェイプ2" draw:style-name="gr13" draw:text-style-name="P14" svg:width="4.201cm" svg:height="0.74cm" svg:x="11.299cm" svg:y="0.543cm"><text:p>◯月◯日(◯)20: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シェイプ1" draw:style-name="gr14" draw:text-style-name="P17" svg:width="6.238cm" svg:height="0.916cm" svg:x="-0.365cm" svg:y="0.467cm"><text:p text:style-name="P16"><text:span text:style-name="T11">　　　　◯月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月例　<text:span text:style-name="T5">※</text:span><text:span text:style-name="T6">1</text:span><text:span text:style-name="T5">　</text:span>　　　　　　　　　　　　　　　　　　〆切　<text:span text:style-name="T5">※</text:span><text:span text:style-name="T6">2</text:span><text:span text:style-name="T5">　</text:span>　　　　　　</text:p>
      <text:p text:style-name="P1"/>
      <text:p text:style-name="P1"/>
      <text:p text:style-name="P1">【伝道会名】プルダウン</text:p>
      <text:p text:style-name="P1">【注文者名】</text:p>
      <text:p text:style-name="P1">【持ち帰り者名】</text:p>
      <text:p text:style-name="P1"/>
      <text:p text:style-name="P1"><draw:custom-shape text:anchor-type="paragraph" draw:z-index="2" draw:name="シェイプ3" draw:style-name="gr12" draw:text-style-name="P14" svg:width="6.467cm" svg:height="0.634cm" svg:x="0.201cm" svg:y="2.092cm"><text:p text:style-name="P15"><text:span text:style-name="T9">102000</text:span><text:span text:style-name="T10">　収天・灶君護摩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シェイプ4" draw:style-name="gr11" draw:text-style-name="P14" svg:width="3.8cm" svg:height="0.731cm" svg:x="7.101cm" svg:y="2.025cm"><text:p>　　　　　　　　本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シェイプ14" draw:style-name="gr1" draw:text-style-name="P14" svg:width="4.001cm" svg:height="0.701cm" svg:x="11.568cm" svg:y="2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【道具の種類】<text:line-break/>これはレシート入力の道具一覧の護摩センター<text:span text:style-name="T1">1,2を引っ張ってきて、道具コードと数量を入れるようにしたい。</text:span></text:p>
      <text:p text:style-name="P3"/>
      <text:p text:style-name="P3"><draw:custom-shape text:anchor-type="paragraph" draw:z-index="4" draw:name="シェイプ5" draw:style-name="gr8" draw:text-style-name="P14" svg:width="6.7cm" svg:height="0.634cm" svg:x="-0.032cm" svg:y="0.191cm"><text:p>201002　白陽八卦符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シェイプ7" draw:style-name="gr9" draw:text-style-name="P14" svg:width="4.4cm" svg:height="0.604cm" svg:x="11.434cm" svg:y="0.189cm"><text:p>無地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シェイプ6" draw:style-name="gr10" draw:text-style-name="P14" svg:width="3.735cm" svg:height="0.668cm" svg:x="7.031cm" svg:y="0.229cm"><text:p>　　　　　　　　組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シェイプ5_0" draw:style-name="gr8" draw:text-style-name="P14" svg:width="6.7cm" svg:height="0.634cm" svg:x="-0.032cm" svg:y="0.191cm"><text:p>201002　白陽八卦符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" draw:name="シェイプ8" draw:style-name="gr7" draw:text-style-name="P14" svg:width="6.467cm" svg:height="0.6cm" svg:x="0.168cm" svg:y="0.443cm"><text:p>201002　白陽八卦符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シェイプ10" draw:style-name="gr5" draw:text-style-name="P14" svg:width="4.234cm" svg:height="0.5cm" svg:x="11.733cm" svg:y="0.478cm"><text:p>有気復命■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9" draw:name="シェイプ9" draw:style-name="gr6" draw:text-style-name="P14" svg:width="3.668cm" svg:height="0.535cm" svg:x="7.267cm" svg:y="0.009cm"><text:p>　　　　　　　組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シェイプ11" draw:style-name="gr4" draw:text-style-name="P14" svg:width="6.434cm" svg:height="0.629cm" svg:x="0.168cm" svg:y="0.474cm"><text:p>999999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13" draw:style-name="gr2" draw:text-style-name="P14" svg:width="3.968cm" svg:height="0.694cm" svg:x="11.733cm" svg:y="0.409cm"><text:p>◯◯符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シェイプ12" draw:style-name="gr3" draw:text-style-name="P14" svg:width="3.435cm" svg:height="0.659cm" svg:x="7.5cm" svg:y="0.543cm"><text:p>　　　　　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1">護摩センター<text:span text:style-name="T1">1,2にない道具が時々出てくるかもしれないので、その他「自由入力」もほしい。</text:span></text:p>
      <text:p text:style-name="P5">あくまでも寺に送る注文書なので、道具名と数量だけわかればよくて、金額は不要。</text:p>
      <text:p text:style-name="P1">以下の道具は組単位なので、数のところに自動的に「◯組」と出るようにしたい。</text:p>
      <text:p text:style-name="P1">・みろく鵺符</text:p>
      <text:p text:style-name="P1">・白陽八卦符<text:span text:style-name="T3">(願事が数種類あるので、備考欄に直接入力してもらう)</text:span></text:p>
      <text:p text:style-name="P7">************************</text:p>
      <text:p text:style-name="P3"/>
      <text:p text:style-name="P3">2ページ目　(以下のすべてがPDF出力できるように)</text:p>
      <text:p text:style-name="P4">聖明王院道具一括注文　　　　　◯月◯日聖明王院弥勒大仏殿必着　<text:span text:style-name="T5">※</text:span><text:span text:style-name="T7">4</text:span></text:p>
      <text:p text:style-name="P4">注文日◯月◯日　<text:span text:style-name="T5">※</text:span><text:span text:style-name="T7">3</text:span>　　注文者名　◯◯◯◯　</text:p>
      <table:table table:name="表1" table:style-name="表1">
        <table:table-column table:style-name="表1.A"/>
        <table:table-column table:style-name="表1.B" table:number-columns-repeated="2"/>
        <table:table-column table:style-name="表1.D"/>
        <table:table-column table:style-name="表1.E"/>
        <table:table-row table:style-name="TableLine105553194304512">
          <table:table-cell table:style-name="表1.A1" office:value-type="string">
            <text:p text:style-name="P9">道具名</text:p>
          </table:table-cell>
          <table:table-cell table:style-name="表1.A1" office:value-type="string">
            <text:p text:style-name="P9">富士山</text:p>
          </table:table-cell>
          <table:table-cell table:style-name="表1.A1" office:value-type="string">
            <text:p text:style-name="P9">山梨</text:p>
          </table:table-cell>
          <table:table-cell table:style-name="表1.A1" office:value-type="string">
            <text:p text:style-name="P9">大仏殿</text:p>
          </table:table-cell>
          <table:table-cell table:style-name="表1.E1" office:value-type="string">
            <text:p text:style-name="P9">合計</text:p>
          </table:table-cell>
        </table:table-row>
        <table:table-row table:style-name="TableLine105553194304512">
          <table:table-cell table:style-name="表1.A2" office:value-type="string">
            <text:p text:style-name="P9">収天護摩木</text:p>
          </table:table-cell>
          <table:table-cell table:style-name="表1.A2" office:value-type="string">
            <text:p text:style-name="P10">1000</text:p>
          </table:table-cell>
          <table:table-cell table:style-name="表1.A2" office:value-type="string">
            <text:p text:style-name="P10">1000</text:p>
          </table:table-cell>
          <table:table-cell table:style-name="表1.A2" office:value-type="string">
            <text:p text:style-name="P10">2000</text:p>
          </table:table-cell>
          <table:table-cell table:style-name="表1.E2" office:value-type="string">
            <text:p text:style-name="P10">4000</text:p>
          </table:table-cell>
        </table:table-row>
        <table:table-row table:style-name="TableLine105553194304512">
          <table:table-cell table:style-name="表1.A2" office:value-type="string">
            <text:p text:style-name="P9">白陽八卦符<text:span text:style-name="T3">(無地)◆</text:span></text:p>
          </table:table-cell>
          <table:table-cell table:style-name="表1.A2" office:value-type="string">
            <text:p text:style-name="P10">30組</text:p>
          </table:table-cell>
          <table:table-cell table:style-name="表1.A2" office:value-type="string">
            <text:p text:style-name="P10">50組</text:p>
          </table:table-cell>
          <table:table-cell table:style-name="表1.A2" office:value-type="string">
            <text:p text:style-name="P10">100組</text:p>
          </table:table-cell>
          <table:table-cell table:style-name="表1.E2" office:value-type="string">
            <text:p text:style-name="P10">180組</text:p>
          </table:table-cell>
        </table:table-row>
        <table:table-row table:style-name="TableLine105553194304512">
          <table:table-cell table:style-name="表1.A2" office:value-type="string">
            <text:p text:style-name="P9">白陽八卦符<text:span text:style-name="T3">(有気復命)■</text:span></text:p>
          </table:table-cell>
          <table:table-cell table:style-name="表1.A2" office:value-type="string">
            <text:p text:style-name="P11">10組</text:p>
          </table:table-cell>
          <table:table-cell table:style-name="表1.A2" office:value-type="string">
            <text:p text:style-name="P11">10組</text:p>
          </table:table-cell>
          <table:table-cell table:style-name="表1.A2" office:value-type="string">
            <text:p text:style-name="P10"/>
          </table:table-cell>
          <table:table-cell table:style-name="表1.E2" office:value-type="string">
            <text:p text:style-name="P11">20組</text:p>
          </table:table-cell>
        </table:table-row>
        <table:table-row table:style-name="TableLine105553194304512">
          <table:table-cell table:style-name="表1.A2" office:value-type="string">
            <text:p text:style-name="P9">みろく鵺符</text:p>
          </table:table-cell>
          <table:table-cell table:style-name="表1.A2" office:value-type="string">
            <text:p text:style-name="P11">100組</text:p>
          </table:table-cell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50組</text:p>
          </table:table-cell>
          <table:table-cell table:style-name="表1.E2" office:value-type="string">
            <text:p text:style-name="P11">150組</text:p>
          </table:table-cell>
        </table:table-row>
        <table:table-row table:style-name="表1.6">
          <table:table-cell table:style-name="表1.A2" office:value-type="string">
            <text:p text:style-name="P9">三會龍華之御柱<text:span text:style-name="T4">(通常)</text:span></text:p>
          </table:table-cell>
          <table:table-cell table:style-name="表1.A2" office:value-type="string">
            <text:p text:style-name="P12">10本</text:p>
          </table:table-cell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2">100本</text:p>
          </table:table-cell>
          <table:table-cell table:style-name="表1.E2" office:value-type="string">
            <text:p text:style-name="P12">110</text:p>
          </table:table-cell>
        </table:table-row>
        <table:table-row table:style-name="表1.6">
          <table:table-cell table:style-name="表1.A2" office:value-type="string">
            <text:p text:style-name="P9">三會龍華之御柱<text:span text:style-name="T4">(祈願会)</text:span></text:p>
          </table:table-cell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12">20本</text:p>
          </table:table-cell>
          <table:table-cell table:style-name="表1.A2" office:value-type="string">
            <text:p text:style-name="P12">50本</text:p>
          </table:table-cell>
          <table:table-cell table:style-name="表1.E2" office:value-type="string">
            <text:p text:style-name="P12">70</text:p>
          </table:table-cell>
        </table:table-row>
        <table:table-row table:style-name="表1.6">
          <table:table-cell table:style-name="表1.A2" office:value-type="string">
            <text:p text:style-name="P9">◯◯符</text:p>
          </table:table-cell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12"/>
          </table:table-cell>
          <table:table-cell table:style-name="表1.A2" office:value-type="string">
            <text:p text:style-name="P13">100</text:p>
          </table:table-cell>
          <table:table-cell table:style-name="表1.E2" office:value-type="string">
            <text:p text:style-name="P13">100</text:p>
          </table:table-cell>
        </table:table-row>
      </table:table>
      <text:p text:style-name="P6"><text:soft-page-break/></text:p>
      <text:p text:style-name="P6">3ページ目管理者画面</text:p>
      <text:p text:style-name="P6"/>
      <text:p text:style-name="P6">・管理者(注文をまとめる人)は、※1と※2の数字を毎月更新できるように。<text:line-break/>・<text:span text:style-name="T8">2ページ目の※3と※4に数字の入力画面がほしい。</text:span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2" svg:font-family="'Arial Unicode MS'" style:font-pitch="variable"/>
    <style:font-face style:name="ヒラギノ角ゴシック" svg:font-family="ヒラギノ角ゴシック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1" svg:font-family="ヒラギ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ヒラギノ角ゴシック1" style:font-family-asian="ヒラギノ角ゴシック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6-04-13T14:08:47.358481790</meta:creation-date>
    <dc:date>2026-04-13T20:03:19.219804976</dc:date>
    <meta:editing-duration>PT2H17M46S</meta:editing-duration>
    <meta:editing-cycles>5</meta:editing-cycles>
    <meta:generator>LibreOffice/7.1.4.2$MacOSX_X86_64 LibreOffice_project/a529a4fab45b75fefc5b6226684193eb000654f6</meta:generator>
    <meta:document-statistic meta:table-count="1" meta:image-count="0" meta:object-count="0" meta:page-count="2" meta:paragraph-count="52" meta:word-count="500" meta:character-count="624" meta:non-whitespace-character-count="581"/>
  </office:meta>
</office:document-meta>
</file>